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font-name="Times New Roman3" fo:font-size="12pt" fo:font-style="normal" style:text-underline-style="none" fo:font-weight="normal" style:text-blinking="false" fo:background-color="transparent"/>
    </style:style>
    <style:style style:name="P10" style:family="paragraph" style:parent-style-name="Standard">
      <style:paragraph-properties fo:text-align="center" style:justify-single-word="false"/>
      <style:text-properties fo:font-variant="normal" fo:text-transform="none" fo:color="#000000" style:text-line-through-style="none" style:text-underline-style="none" officeooo:paragraph-rsid="004fe033"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underline-style="none" officeooo:paragraph-rsid="00507554" style:text-blinking="false" fo:background-color="transparent"/>
    </style:style>
    <style:style style:name="P12" style:family="paragraph" style:parent-style-name="Standard">
      <style:paragraph-properties fo:text-align="center" style:justify-single-word="false"/>
      <style:text-properties fo:font-variant="normal" fo:text-transform="none" fo:color="#000000" style:text-line-through-style="none" style:text-underline-style="none" officeooo:paragraph-rsid="00541e83" style:text-blinking="false" fo:background-color="transparent"/>
    </style:style>
    <style:style style:name="P13" style:family="paragraph" style:parent-style-name="Standard">
      <style:paragraph-properties fo:text-align="center" style:justify-single-word="false"/>
      <style:text-properties fo:font-variant="normal" fo:text-transform="none" fo:color="#000000" style:text-line-through-style="none" style:text-underline-style="none" officeooo:paragraph-rsid="0068be23" style:text-blinking="false" fo:background-color="transparent"/>
    </style:style>
    <style:style style:name="P14" style:family="paragraph" style:parent-style-name="Project_20_Subheading">
      <style:text-properties officeooo:rsid="004f0bd8" officeooo:paragraph-rsid="004f0bd8"/>
    </style:style>
    <style:style style:name="P15" style:family="paragraph" style:parent-style-name="Project_20_Subheading">
      <style:paragraph-properties fo:line-height="150%"/>
      <style:text-properties officeooo:rsid="004fe033" officeooo:paragraph-rsid="004fe033"/>
    </style:style>
    <style:style style:name="P16" style:family="paragraph" style:parent-style-name="Project_20_Subheading">
      <style:paragraph-properties fo:line-height="150%"/>
      <style:text-properties officeooo:rsid="004ffe31" officeooo:paragraph-rsid="004ffe31"/>
    </style:style>
    <style:style style:name="P17" style:family="paragraph" style:parent-style-name="Project_20_Subheading">
      <style:paragraph-properties fo:line-height="150%"/>
      <style:text-properties officeooo:rsid="00541e83" officeooo:paragraph-rsid="00541e83"/>
    </style:style>
    <style:style style:name="P18" style:family="paragraph" style:parent-style-name="Project_20_Subheading">
      <style:paragraph-properties fo:line-height="150%"/>
      <style:text-properties officeooo:rsid="0056cf96" officeooo:paragraph-rsid="0056cf96"/>
    </style:style>
    <style:style style:name="P19" style:family="paragraph" style:parent-style-name="Project_20_Subheading">
      <style:paragraph-properties fo:line-height="150%"/>
    </style:style>
    <style:style style:name="P20" style:family="paragraph" style:parent-style-name="Project_20_Heading">
      <style:paragraph-properties fo:line-height="150%"/>
      <style:text-properties officeooo:rsid="004f0bd8" officeooo:paragraph-rsid="004f0bd8"/>
    </style:style>
    <style:style style:name="P21" style:family="paragraph" style:parent-style-name="Project_20_Body">
      <style:paragraph-properties fo:text-align="center" style:justify-single-word="false"/>
      <style:text-properties officeooo:paragraph-rsid="00541e83"/>
    </style:style>
    <style:style style:name="P22" style:family="paragraph" style:parent-style-name="Project_20_Body">
      <style:paragraph-properties fo:text-align="justify" style:justify-single-word="false"/>
    </style:style>
    <style:style style:name="P23" style:family="paragraph" style:parent-style-name="Project_20_Body">
      <style:paragraph-properties fo:line-height="150%"/>
      <style:text-properties officeooo:rsid="004fe033" officeooo:paragraph-rsid="004fe033"/>
    </style:style>
    <style:style style:name="P24" style:family="paragraph" style:parent-style-name="Project_20_Body">
      <style:paragraph-properties fo:line-height="150%"/>
      <style:text-properties officeooo:rsid="005217ad" officeooo:paragraph-rsid="005217ad"/>
    </style:style>
    <style:style style:name="P25" style:family="paragraph" style:parent-style-name="Project_20_Body">
      <style:paragraph-properties fo:line-height="150%"/>
    </style:style>
    <style:style style:name="P26" style:family="paragraph" style:parent-style-name="Project_20_Body">
      <style:paragraph-properties fo:line-height="150%"/>
      <style:text-properties officeooo:paragraph-rsid="004ffe31"/>
    </style:style>
    <style:style style:name="P27" style:family="paragraph" style:parent-style-name="Project_20_Body">
      <style:paragraph-properties fo:line-height="150%"/>
      <style:text-properties officeooo:paragraph-rsid="00507554"/>
    </style:style>
    <style:style style:name="P28" style:family="paragraph" style:parent-style-name="Project_20_Body">
      <style:paragraph-properties fo:line-height="150%"/>
      <style:text-properties officeooo:paragraph-rsid="00541e83"/>
    </style:style>
    <style:style style:name="P29" style:family="paragraph" style:parent-style-name="Project_20_Body">
      <style:paragraph-properties fo:line-height="150%"/>
      <style:text-properties officeooo:paragraph-rsid="005552b5"/>
    </style:style>
    <style:style style:name="P30" style:family="paragraph" style:parent-style-name="Project_20_Body">
      <style:paragraph-properties fo:line-height="150%"/>
      <style:text-properties officeooo:paragraph-rsid="0056cf96"/>
    </style:style>
    <style:style style:name="P31" style:family="paragraph" style:parent-style-name="Project_20_Body">
      <style:paragraph-properties fo:line-height="150%"/>
      <style:text-properties officeooo:rsid="0056cf96" officeooo:paragraph-rsid="0056cf96"/>
    </style:style>
    <style:style style:name="P32" style:family="paragraph" style:parent-style-name="Project_20_Body">
      <style:paragraph-properties fo:line-height="150%"/>
      <style:text-properties officeooo:rsid="005a7a6a" officeooo:paragraph-rsid="005a7a6a"/>
    </style:style>
    <style:style style:name="P33" style:family="paragraph" style:parent-style-name="Project_20_Fig_20__26__20_Tab">
      <style:text-properties officeooo:rsid="004f0bd8" officeooo:paragraph-rsid="004f0bd8"/>
    </style:style>
    <style:style style:name="P34" style:family="paragraph" style:parent-style-name="Project_20_Fig_20__26__20_Tab">
      <style:paragraph-properties fo:line-height="150%"/>
      <style:text-properties officeooo:rsid="00507554" officeooo:paragraph-rsid="00507554"/>
    </style:style>
    <style:style style:name="P35" style:family="paragraph" style:parent-style-name="Project_20_Fig_20__26__20_Tab">
      <style:paragraph-properties fo:line-height="150%"/>
      <style:text-properties officeooo:rsid="00541e83" officeooo:paragraph-rsid="00541e83"/>
    </style:style>
    <style:style style:name="P36" style:family="paragraph" style:parent-style-name="Project_20_Fig_20__26__20_Tab">
      <style:paragraph-properties fo:text-align="center" style:justify-single-word="false"/>
      <style:text-properties officeooo:rsid="0056cf96" officeooo:paragraph-rsid="0068be23"/>
    </style:style>
    <style:style style:name="P37" style:family="paragraph" style:parent-style-name="Project_20_Title">
      <style:paragraph-properties fo:line-height="150%"/>
      <style:text-properties officeooo:rsid="004f0bd8" officeooo:paragraph-rsid="004f0bd8"/>
    </style:style>
    <style:style style:name="P38" style:family="paragraph" style:parent-style-name="Frame_20_contents">
      <style:paragraph-properties fo:text-align="justify" style:justify-single-word="false"/>
    </style:style>
    <style:style style:name="P39" style:family="paragraph" style:parent-style-name="Text_20_body" style:list-style-name="L1">
      <style:paragraph-properties fo:margin-left="2.501cm" fo:margin-right="0cm" fo:text-align="justify" style:justify-single-word="false" fo:text-indent="-0.635cm" style:auto-text-indent="false"/>
      <style:text-properties fo:font-variant="normal" fo:text-transform="none" fo:color="#000000" style:text-line-through-style="none" style:font-name="Times New Roman3" fo:font-size="12pt" fo:font-style="normal" style:text-underline-style="none" fo:font-weight="normal" officeooo:paragraph-rsid="004f0bd8" style:text-blinking="false" fo:background-color="transparent"/>
    </style:style>
    <style:style style:name="P40" style:family="paragraph" style:parent-style-name="Project_20_Chapter" style:master-page-name="Standard">
      <style:paragraph-properties fo:line-height="150%" style:page-number="27" fo:break-before="auto" fo:break-after="auto">
        <style:tab-stops/>
      </style:paragraph-properties>
      <style:text-properties officeooo:rsid="004f0bd8" officeooo:paragraph-rsid="004f0bd8"/>
    </style:style>
    <style:style style:name="P41" style:family="paragraph" style:parent-style-name="Project_20_Body" style:list-style-name="L3">
      <style:paragraph-properties fo:line-height="150%"/>
      <style:text-properties officeooo:rsid="0056cf96" officeooo:paragraph-rsid="005a7a6a"/>
    </style:style>
    <style:style style:name="P42" style:family="paragraph" style:parent-style-name="Project_20_Body" style:list-style-name="L3">
      <style:paragraph-properties fo:line-height="150%"/>
      <style:text-properties officeooo:rsid="005a7a6a" officeooo:paragraph-rsid="005a7a6a"/>
    </style:style>
    <style:style style:name="P43" style:family="paragraph" style:parent-style-name="Project_20_Body" style:list-style-name="L2">
      <style:paragraph-properties fo:margin-left="2.501cm" fo:margin-right="0cm" fo:line-height="150%" fo:text-indent="-0.635cm" style:auto-text-indent="false"/>
      <style:text-properties officeooo:rsid="005217ad" officeooo:paragraph-rsid="005217ad"/>
    </style:style>
    <style:style style:name="T1" style:family="text">
      <style:text-properties officeooo:rsid="0059afb8"/>
    </style:style>
    <style:style style:name="T2" style:family="text">
      <style:text-properties officeooo:rsid="004f0bd8"/>
    </style:style>
    <style:style style:name="T3" style:family="text">
      <style:text-properties officeooo:rsid="004ffe31"/>
    </style:style>
    <style:style style:name="T4" style:family="text">
      <style:text-properties officeooo:rsid="00507554"/>
    </style:style>
    <style:style style:name="T5" style:family="text">
      <style:text-properties officeooo:rsid="00541e83"/>
    </style:style>
    <style:style style:name="T6" style:family="text">
      <style:text-properties officeooo:rsid="0056cf96"/>
    </style:style>
    <style:style style:name="T7" style:family="text">
      <style:text-properties officeooo:rsid="005a7a6a"/>
    </style:style>
    <style:style style:name="T8" style:family="text">
      <style:text-properties fo:font-weight="bold" style:font-weight-asian="bold" style:font-weight-complex="bold"/>
    </style:style>
    <style:style style:name="T9" style:family="text">
      <style:text-properties fo:font-weight="bold" officeooo:rsid="005a7a6a" style:font-weight-asian="bold" style:font-weight-complex="bold"/>
    </style:style>
    <style:style style:name="T10" style:family="text">
      <style:text-properties officeooo:rsid="005b8869"/>
    </style:style>
    <style:style style:name="T11" style:family="text">
      <style:text-properties officeooo:rsid="005bf354"/>
    </style:style>
    <style:style style:name="T12" style:family="text">
      <style:text-properties officeooo:rsid="005fff6f"/>
    </style:style>
    <style:style style:name="T13" style:family="text">
      <style:text-properties officeooo:rsid="006186ef"/>
    </style:style>
    <style:style style:name="T14" style:family="text">
      <style:text-properties officeooo:rsid="00661bfb"/>
    </style:style>
    <style:style style:name="T15" style:family="text">
      <style:text-properties officeooo:rsid="006972b4"/>
    </style:style>
    <style:style style:name="T16" style:family="text">
      <style:text-properties officeooo:rsid="006ae800"/>
    </style:style>
    <style:style style:name="T17" style:family="text">
      <style:text-properties officeooo:rsid="006cf66d"/>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0"><draw:frame draw:style-name="fr1" draw:name="Frame1" text:anchor-type="paragraph" svg:x="13.548cm" svg:y="-1.037cm" svg:width="2.392cm" draw:z-index="3"><draw:text-box fo:min-height="0.499cm"><text:p text:style-name="P38"/></draw:text-box></draw:frame>Chapter 4</text:p>
      <text:p text:style-name="P37">SYSTEM DESIGN</text:p>
      <text:p text:style-name="Project_20_Body"><text:tab/><text:span text:style-name="T12">System design is the process of defining the architecture, modules, components, interfaces and the data for the system to satisfy specified requirements. It pertains to the abstract representation of the data flows, inputs and outputs of the system.</text:span></text:p>
      <text:p text:style-name="P20">4.1 Design Considerations</text:p>
      <text:p text:style-name="P9"><text:bookmark text:name="docs-internal-guid-3b647a90-dd1c-4796-8307-cbbe4d0986be"/><text:tab/>In this section, we consider the different modules under consideration, use-case diagram, sequence diagram, data flow diagram and state diagram.</text:p>
      <text:p text:style-name="P14">4.1.1 Modules</text:p>
      <text:p text:style-name="P22"><text:tab/><text:span text:style-name="T2">The system is comprised of five modules as illustrated in figure 4.1. They are - </text:span></text:p>
      <text:list xml:id="list2962375149573183036" text:style-name="L1">
        <text:list-item>
          <text:p text:style-name="P39"><text:bookmark text:name="docs-internal-guid-0e9f27cd-dd1d-a052-f742-ead2f67c826b"/>Control Unit (CU)</text:p>
        </text:list-item>
        <text:list-item>
          <text:p text:style-name="P39">Traffic Capture Module (TCM)</text:p>
        </text:list-item>
        <text:list-item>
          <text:p text:style-name="P39">Learning Module (LM)</text:p>
        </text:list-item>
        <text:list-item>
          <text:p text:style-name="P39">Detection Module (DM)</text:p>
        </text:list-item>
        <text:list-item>
          <text:p text:style-name="P39">Mitigation Module (MM)</text:p>
        </text:list-item>
      </text:list>
      <text:p text:style-name="P10"><text:bookmark text:name="docs-internal-guid-0e9f27cd-dd1e-4ffe-66b9-66ba4d9f1eea"/><draw:frame draw:style-name="fr2" draw:name="graphics1" text:anchor-type="as-char" svg:width="14.233cm" svg:height="7.214cm" draw:z-index="0"><draw:image xlink:href="https://lh3.googleusercontent.com/m_XmXbRM8DgXiBacf3bos-cJSCG37PsdOojSivsSjEHEsV-OR6mei7rYniHuMTbEiaVj5wf7zNKmMCmyQ-LP7M9Fyi_a2gIAqyZBNE8czApQxJTB9Gs3eZOBs_Ec4jERuQ" xlink:type="simple" xlink:show="embed" xlink:actuate="onLoad"/></draw:frame></text:p>
      <text:p text:style-name="P33">Figure 4.1 Overall System Design</text:p>
      <text:p text:style-name="P15"/>
      <text:p text:style-name="P15"><text:soft-page-break/>Control Unit (CU):</text:p>
      <text:p text:style-name="P25"><text:bookmark text:name="docs-internal-guid-4c2f5660-dd21-929d-e292-7bccc7bb783d"/><text:tab/>The Control Unit is a software module, which centrally manages communication between the rest of the modules. CU is resident on the computer, hosting the Learning Module (LM), and interacts with the user (through a Graphical User Interface) to obtain inputs for the above modules. The CU also is responsible for information exchange and dissemination between the modules, and establishes a communication network between each of these modules for this purpose. The CU runs different protocols with the various modules for the task. This is a software module.</text:p>
      <text:p text:style-name="P19"><text:bookmark text:name="docs-internal-guid-4c2f5660-dd22-6a6a-6858-aa00ac871739"/>Traffic Capture Module (TCM):</text:p>
      <text:p text:style-name="P23"><text:tab/>The Traffic Capture Module (TCM) is a hardware module, which captures traffic required for learning phase, and computes traffic statistics as required for the Learning Module. The TCM communicates with the Control Unit (CU) to obtain it’s inputs, namely stream information. Based on triggers, the values of stream configuration are loaded (by CU), traffic captured and statistics supplied back to the Control Unit.</text:p>
      <text:p text:style-name="P16">Learning Module (LM):</text:p>
      <text:p text:style-name="P26"><text:tab/><text:span text:style-name="T3">The Learning Module (LM) is a software module, which resides in the host computer which is connected to the rest of the hardware modules. The LM accepts configuration details of the server targets, and learning traffic statistics (as captured by the TCM) from the CU, and arrives at model probabilities which will later be used by the Detection Module (DM) for classification of normal traffic/anomalous traffic. It is into this module that the ideas developed as a result of this research work are implemented.</text:span></text:p>
      <text:p text:style-name="P16">Detection Module (DM):</text:p>
      <text:p text:style-name="P26"><text:tab/><text:span text:style-name="T3">The Detection Module (DM) is a hardware module, which on input the set of model probabilities of normal traffic per stream (output by LM, and supplied by CU), determines the state of the network (normal or abnormal) in real-time. This module is the operations module for the system. The DM talks with the CU to obtain it’s inputs and interrupts the CU in case an attack flag is asserted. This will cause further action by the CU on the Mitigation Module (MM).</text:span></text:p>
      <text:p text:style-name="P16"><text:soft-page-break/>Mitigation Module (MM):</text:p>
      <text:p text:style-name="P26"><text:tab/><text:span text:style-name="T3">The Mitigation Module is a hardware module, which allows input traffic unaltered when attack flag is not set in any stream, and when attack flag is set in one or more streams, it filters traffic for the stream (s) on the basis of a white list of source IPs corresponding to the stream.</text:span></text:p>
      <text:p text:style-name="Project_20_Subheading">4.1.2 Use Case Diagram</text:p>
      <text:p text:style-name="P27"><text:tab/><text:span text:style-name="T4">Use case diagram represents a user’s interaction with the system as shown in figure 4.2. It represents the dynamic aspect of the system.</text:span></text:p>
      <text:p text:style-name="P11"><text:bookmark text:name="docs-internal-guid-0e9f27cd-dd26-93f6-9407-43dd852b03a0"/><draw:frame draw:style-name="fr2" draw:name="graphics2" text:anchor-type="as-char" svg:width="14.351cm" svg:height="8.578cm" draw:z-index="1"><draw:image xlink:href="https://lh6.googleusercontent.com/g_8Eu9A5gGL9fjbOAaPrkPZ-hIwT465IjIw9pS73BCMVnEChS8-2jZCcMpW4yXVf5LMDBxUF19PkUcN5SGiFbzxjYl6bd9Kv-3lb6HULT61q4Uv4vkD-daXfrs4u-FVVWA" xlink:type="simple" xlink:show="embed" xlink:actuate="onLoad"/></draw:frame></text:p>
      <text:p text:style-name="P34">Figure 4.2 Use Case Diagram</text:p>
      <text:p text:style-name="P24"><text:tab/>The three actors of the system are - </text:p>
      <text:list xml:id="list8774434330936979066" text:style-name="L2">
        <text:list-item>
          <text:p text:style-name="P43">Intrusion Detection System </text:p>
        </text:list-item>
        <text:list-item>
          <text:p text:style-name="P43">Network </text:p>
        </text:list-item>
        <text:list-item>
          <text:p text:style-name="P43">Administrator </text:p>
        </text:list-item>
      </text:list>
      <text:p text:style-name="P24"><text:tab/>The packets are sent across the network which are accessed by the IDS to update the Stream Information. The updated stream information is used in the testing phase where, based on the incoming traffic, anomalies are detected and are notified to the <text:span text:style-name="T13">administrator.</text:span></text:p>
      <text:p text:style-name="P17"/>
      <text:p text:style-name="P17"><text:soft-page-break/>4.1.<text:span text:style-name="T14">3</text:span> Data Flow Diagram</text:p>
      <text:p text:style-name="P28"><text:tab/><text:span text:style-name="T5">Data Flow Diagram (DFD) is a graphical representation of the flow of data through the system. A DFD shows what kind of information will be input to and output from the system, where the data will come from and go to, and where the data will be stored.</text:span></text:p>
      <text:p text:style-name="P12"><text:bookmark text:name="docs-internal-guid-0e9f27cd-dd2d-cdd2-e6fa-d0c20627e8c5"/><draw:frame draw:style-name="fr3" draw:name="graphics4" text:anchor-type="as-char" svg:width="14.589cm" svg:height="6.925cm" draw:z-index="2"><draw:image xlink:href="https://lh4.googleusercontent.com/TwT2vv1TU3LK5FKhpgYW62hO5RvRzwobYZdizRB7W1D8gRzOWCmbxMJN52VHtjaiAs9tftjC3Py4w0i6QDXVeD-6NEr4oNHg3df8lD3UVZJV5og-azg-4f_WR2beL7zTHw" xlink:type="simple" xlink:show="embed" xlink:actuate="onLoad"/></draw:frame></text:p>
      <text:p text:style-name="P35">Figure 4.<text:span text:style-name="T16">3</text:span> Data Flow Diagram</text:p>
      <text:p text:style-name="P29"><text:tab/><text:span text:style-name="T15">Figure 4.3 is a level 0 Data Flow Diagram of the system and is explained as follows. The stream S is passed as an input to the training phase. The input is used to train the model by determining bands. The bands are stored and passed as input to update the probabilities. The updated probabilities are used to determine the threshold probabilities. The threshold probabilities are updated in the stream. Once the training is done, the model is deployed and is used to identify and classify traffic as Normal or Anomalous traffic.</text:span></text:p>
      <text:p text:style-name="P18">4.1.<text:span text:style-name="T14">4</text:span> State Diagram</text:p>
      <text:p text:style-name="P30"><text:tab/><text:span text:style-name="T6">State diagram defines the behavior of the system as shown in figure 4.4. It gives an abstract description of the behavior of the system.</text:span></text:p>
      <text:p text:style-name="P31"><text:tab/>The different states are Capture Traffic, Learn, Not Under Attack and Attack. The behavior of the system is explained as follows - </text:p>
      <text:list xml:id="list2093099223309184169" text:style-name="L3">
        <text:list-item>
          <text:p text:style-name="P41"><text:span text:style-name="T7">Initially, the system is in the </text:span><text:span text:style-name="T9">Traffic Capture</text:span><text:span text:style-name="T7"> state, where it captures the network traffic.</text:span></text:p>
        </text:list-item>
        <text:list-item>
          <text:p text:style-name="P42">Once enough traffic is captured the system moves to the <text:span text:style-name="T8">Learning</text:span> state. Here, it <text:soft-page-break/>learns and determines the normal profile of the network.</text:p>
        </text:list-item>
        <text:list-item>
          <text:p text:style-name="P42">When the learning process is over, the state is changed to <text:span text:style-name="T8">Not Under Attack</text:span>.</text:p>
        </text:list-item>
        <text:list-item>
          <text:p text:style-name="P42">When an anomaly is detected, the attack flag is raised and the <text:span text:style-name="T10">state changes to </text:span><text:span text:style-name="T8">Attack</text:span> <text:span text:style-name="T11">state</text:span>.</text:p>
        </text:list-item>
        <text:list-item>
          <text:p text:style-name="P42">While in the Attack state, the system tries to mitigates the attack.</text:p>
        </text:list-item>
        <text:list-item>
          <text:p text:style-name="P42">After successful mitigation, the attack flag is lowered, and the state is restored to <text:span text:style-name="T8">Not Under Attack</text:span>.</text:p>
        </text:list-item>
      </text:list>
      <text:p text:style-name="P32"/>
      <text:p text:style-name="P32"/>
      <text:p text:style-name="P13"><draw:frame draw:style-name="fr3" draw:name="graphics5" text:anchor-type="as-char" svg:width="14.787cm" svg:height="6.922cm" draw:z-index="4"><draw:image xlink:href="https://lh6.googleusercontent.com/hShE0cypZ9ZbS5tUu02oQgXThiuPpwFlsP5vqR8NmBh-IYEFAPixLWG_ki0qeiQVGIES6Lef1wCh8AJ7FhiByMRCCdX5Oi7cM-7AYR5Xk2pchWRei-IUgp4Vq9f-OVw4dg" xlink:type="simple" xlink:show="embed" xlink:actuate="onLoad"/></draw:frame></text:p>
      <text:p text:style-name="P36">Figure 4.<text:span text:style-name="T17">4</text:span> State Diagram</text:p>
      <text:p text:style-name="P21"/>
      <text:p text:style-name="P21"/>
      <text:p text:style-name="P2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9afb8"/>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Design</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31</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20:18:08.342061779</dc:date>
    <meta:editing-duration>PT2H49M15S</meta:editing-duration>
    <meta:editing-cycles>50</meta:editing-cycles>
    <meta:generator>LibreOffice/4.1.5.3$Linux_X86_64 LibreOffice_project/410m0$Build-3</meta:generator>
    <meta:document-statistic meta:table-count="2" meta:image-count="4" meta:object-count="0" meta:page-count="5" meta:paragraph-count="58" meta:word-count="924" meta:character-count="5517" meta:non-whitespace-character-count="4636"/>
  </office:meta>
</office:document-meta>
</file>